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IndexOutOfBoundsException.ArrayIndexOutOfBoundsExceptio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IndexOutOfBoundsException.ArrayIndexOutOfBound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IndexOutOfBoundsException.ArrayIndexOutOfBounds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